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10.463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92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4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53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552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3.64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Аналоги MS LINQ</text:p>
          </table:table-cell>
          <table:covered-table-cell table:number-columns-repeated="3"/>
          <table:table-cell table:number-columns-repeated="60"/>
        </table:table-row>
        <table:table-row table:style-name="ro2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18" office:value-type="string" calcext:value-type="string">
            <text:p>Группа перегруженных</text:p>
            <text:p>методов MS LINQ</text:p>
          </table:table-cell>
          <table:table-cell table:style-name="ce18" office:value-type="string" calcext:value-type="string">
            <text:p>Возвращаемые объект</text:p>
            <text:p>является</text:p>
          </table:table-cell>
          <table:table-cell table:style-name="ce2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Appending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ggregating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llComputing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nyCompu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veraging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asting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Concatenating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</text:p>
          </table:table-cell>
          <table:table-cell table:style-name="ce11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ntainsCompu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6" office:value-type="string" calcext:value-type="string">
            <text:p>ObservableCollection</text:p>
            <text:p>    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  <text:p>для типа TSourceItem или значение 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Excepting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FirstComputing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ing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</text:p>
          </table:table-cell>
          <table:table-cell table:style-name="ce11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dicateGroupJoining</text:p>
          </table:table-cell>
          <table:covered-table-cell table:style-name="ce10"/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dicesComputing</text:p>
          </table:table-cell>
          <table:table-cell table:style-name="ce10" office:value-type="string" calcext:value-type="string">
            <text:p>IndexOf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tersecting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ing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7" office:value-type="string" calcext:value-type="string">
            <text:p>LastComputing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8">
          <table:table-cell table:style-name="ce7" office:value-type="string" calcext:value-type="string">
            <text:p>Maximazing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8">
          <table:table-cell table:style-name="ce7" office:value-type="string" calcext:value-type="string">
            <text:p>Minimazing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  <text:p>для типа TSourceItem или значение</text:p>
            <text:p>переданное в параметр defaultValu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OfTypeComputing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pending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Reversing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Many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While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ummarizing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While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ctionaring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Hashing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Uniting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Filtering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Zipping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9">
          <table:table-cell table:style-name="ce2" office:value-type="string" calcext:value-type="string" table:number-columns-spanned="4" table:number-rows-spanned="1">
            <text:p>Другие функции</text:p>
          </table:table-cell>
          <table:covered-table-cell table:number-columns-repeated="3"/>
          <table:table-cell table:number-columns-repeated="60"/>
        </table:table-row>
        <table:table-row table:style-name="ro10">
          <table:table-cell table:style-name="ce1" office:value-type="string" calcext:value-type="string">
            <text:p>Группа перегруженных </text:p>
            <text:p>методов ObservableComputations</text:p>
          </table:table-cell>
          <table:table-cell table:style-name="ce21" office:value-type="string" calcext:value-type="string" table:number-columns-spanned="2" table:number-rows-spanned="1">
            <text:p>Возвращаемые объект является</text:p>
          </table:table-cell>
          <table:covered-table-cell table:style-name="ce18"/>
          <table:table-cell table:style-name="ce2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inding class</text:p>
          </table:table-cell>
          <table:table-cell table:style-name="ce22" table:number-columns-spanned="2" table:number-rows-spanned="1"/>
          <table:covered-table-cell table:style-name="ce31"/>
          <table:table-cell table:style-name="ce11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atch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o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11">
          <table:table-cell table:style-name="ce7" office:value-type="string" calcext:value-type="string">
            <text:p>CollectionPausing</text:p>
          </table:table-cell>
          <table:table-cell table:style-name="ce28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При установке значения </text:p>
            <text:p>true для свойства IsPaused</text:p>
            <text:p>не применяет изменения </text:p>
            <text:p>коллекции-источника,</text:p>
            <text:p>а накапливает их, далее,</text:p>
            <text:p>при установке значения </text:p>
            <text:p>false для свойства IsPaused </text:p>
            <text:p>применяет все накопленные </text:p>
            <text:p>изменения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roces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28"/>
          <table:table-cell table:style-name="ce11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mput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ffer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ag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3">
          <table:table-cell table:style-name="ce17" office:value-type="string" calcext:value-type="string">
            <text:p>PreviousTracking</text:p>
          </table:table-cell>
          <table:table-cell table:style-name="ce27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Accessing</text:p>
          </table:table-cell>
          <table:table-cell table:style-name="ce28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10">
          <table:table-cell table:style-name="ce7" office:value-type="string" calcext:value-type="string">
            <text:p>PropertyDispatching</text:p>
          </table:table-cell>
          <table:table-cell table:style-name="ce23" office:value-type="string" calcext:value-type="string" table:number-columns-spanned="2" table:number-rows-spanned="1">
            <text:p>IReadScalar</text:p>
            <text:p>IWriteScalar</text:p>
            <text:p>IScalar</text:p>
            <text:p>I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o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/>
          <table:table-cell table:number-columns-repeated="60"/>
        </table:table-row>
        <table:table-row table:style-name="ro11">
          <table:table-cell table:style-name="ce7" office:value-type="string" calcext:value-type="string">
            <text:p>ScalarPausing</text:p>
          </table:table-cell>
          <table:table-cell table:style-name="ce28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При установке значения </text:p>
            <text:p>true для свойства IsPaused</text:p>
            <text:p>не применяет изменения </text:p>
            <text:p>скаляра-источника,</text:p>
            <text:p>а накапливает их, далее,</text:p>
            <text:p>при установке значения </text:p>
            <text:p>false для свойства IsPaused </text:p>
            <text:p>применяет накопленные </text:p>
            <text:p>изменения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Us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WeakPreviousTrack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.00.0000</text:date>, <text:time style:data-style-name="N2" text:time-value="22:07:16.1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12-27T22:24:35.361000000</dc:date>
    <meta:generator>LibreOffice/6.4.0.3$Windows_x86 LibreOffice_project/b0a288ab3d2d4774cb44b62f04d5d28733ac6df8</meta:generator>
    <meta:editing-duration>PT1H53M19S</meta:editing-duration>
    <meta:editing-cycles>24</meta:editing-cycles>
    <meta:document-statistic meta:table-count="2" meta:cell-count="1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